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adbe1" officeooo:paragraph-rsid="000adbe1"/>
    </style:style>
    <style:style style:name="P2" style:family="paragraph" style:parent-style-name="Standard" style:list-style-name="L2">
      <style:text-properties officeooo:paragraph-rsid="000adbe1"/>
    </style:style>
    <style:style style:name="P3" style:family="paragraph" style:parent-style-name="Standard" style:list-style-name="L4">
      <style:text-properties officeooo:paragraph-rsid="000adbe1"/>
    </style:style>
    <style:style style:name="P4" style:family="paragraph" style:parent-style-name="Standard" style:list-style-name="L6">
      <style:text-properties officeooo:paragraph-rsid="000adbe1"/>
    </style:style>
    <style:style style:name="P5" style:family="paragraph" style:parent-style-name="Standard" style:list-style-name="L8">
      <style:text-properties officeooo:paragraph-rsid="000adbe1"/>
    </style:style>
    <style:style style:name="T1" style:family="text">
      <style:text-properties officeooo:rsid="000adbe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dbe1" style:font-weight-asian="bold" style:font-weight-complex="bold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6cm" fo:text-indent="-0.635cm" fo:margin-left="1.6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235cm" fo:text-indent="-0.635cm" fo:margin-left="2.23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87cm" fo:text-indent="-0.635cm" fo:margin-left="2.87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505cm" fo:text-indent="-0.635cm" fo:margin-left="3.50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14cm" fo:text-indent="-0.635cm" fo:margin-left="4.14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775cm" fo:text-indent="-0.635cm" fo:margin-left="4.77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41cm" fo:text-indent="-0.635cm" fo:margin-left="5.4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045cm" fo:text-indent="-0.635cm" fo:margin-left="6.04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68cm" fo:text-indent="-0.635cm" fo:margin-left="6.68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315cm" fo:text-indent="-0.635cm" fo:margin-left="7.31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6cm" fo:text-indent="-0.635cm" fo:margin-left="1.6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235cm" fo:text-indent="-0.635cm" fo:margin-left="2.23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87cm" fo:text-indent="-0.635cm" fo:margin-left="2.87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505cm" fo:text-indent="-0.635cm" fo:margin-left="3.50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14cm" fo:text-indent="-0.635cm" fo:margin-left="4.14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775cm" fo:text-indent="-0.635cm" fo:margin-left="4.77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41cm" fo:text-indent="-0.635cm" fo:margin-left="5.4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045cm" fo:text-indent="-0.635cm" fo:margin-left="6.04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68cm" fo:text-indent="-0.635cm" fo:margin-left="6.68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315cm" fo:text-indent="-0.635cm" fo:margin-left="7.31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6cm" fo:text-indent="-0.635cm" fo:margin-left="1.6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235cm" fo:text-indent="-0.635cm" fo:margin-left="2.23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87cm" fo:text-indent="-0.635cm" fo:margin-left="2.87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505cm" fo:text-indent="-0.635cm" fo:margin-left="3.50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14cm" fo:text-indent="-0.635cm" fo:margin-left="4.14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775cm" fo:text-indent="-0.635cm" fo:margin-left="4.77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41cm" fo:text-indent="-0.635cm" fo:margin-left="5.4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045cm" fo:text-indent="-0.635cm" fo:margin-left="6.04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68cm" fo:text-indent="-0.635cm" fo:margin-left="6.68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315cm" fo:text-indent="-0.635cm" fo:margin-left="7.31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6cm" fo:text-indent="-0.635cm" fo:margin-left="1.6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235cm" fo:text-indent="-0.635cm" fo:margin-left="2.23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87cm" fo:text-indent="-0.635cm" fo:margin-left="2.87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505cm" fo:text-indent="-0.635cm" fo:margin-left="3.50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14cm" fo:text-indent="-0.635cm" fo:margin-left="4.14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775cm" fo:text-indent="-0.635cm" fo:margin-left="4.77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41cm" fo:text-indent="-0.635cm" fo:margin-left="5.4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045cm" fo:text-indent="-0.635cm" fo:margin-left="6.04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68cm" fo:text-indent="-0.635cm" fo:margin-left="6.68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315cm" fo:text-indent="-0.635cm" fo:margin-left="7.31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ec:</text:p>
      <text:p text:style-name="P1">- <text:span text:style-name="T5">minReadySeconds </text:span><text:span text:style-name="T2"><text:s/></text:span><text:s text:c="4"/>&lt;integer&gt;</text:p>
      <text:p text:style-name="P1"><text:s text:c="5"/>Minimum number of seconds for which a newly created pod should be ready</text:p>
      <text:p text:style-name="P1"><text:s text:c="5"/>without any of its container crashing, for it to be considered available.</text:p>
      <text:p text:style-name="P1"><text:s text:c="5"/>Defaults to 0 (pod will be considered available as soon as it is ready)</text:p>
      <text:p text:style-name="P1"/>
      <text:p text:style-name="P1">- <text:span text:style-name="T5">paused </text:span><text:s text:c="6"/>&lt;boolean&gt;</text:p>
      <text:p text:style-name="P1"><text:s text:c="5"/>Indicates that the deployment is paused.</text:p>
      <text:p text:style-name="P1"/>
      <text:p text:style-name="P1">- <text:span text:style-name="T5">progressDeadlineSeconds</text:span> <text:s text:c="5"/>&lt;integer&gt;</text:p>
      <text:p text:style-name="P1"><text:s text:c="5"/>The maximum time in seconds for a deployment to make progress before it is</text:p>
      <text:p text:style-name="P1"><text:s text:c="5"/>considered to be failed. The deployment controller will continue to process</text:p>
      <text:p text:style-name="P1"><text:s text:c="5"/>failed deployments and a condition with a ProgressDeadlineExceeded reason</text:p>
      <text:p text:style-name="P1"><text:s text:c="5"/>will be surfaced in the deployment status. Note that progress will not be</text:p>
      <text:p text:style-name="P1"><text:s text:c="5"/>estimated during the time a deployment is paused. Defaults to 600s.</text:p>
      <text:p text:style-name="P1"/>
      <text:p text:style-name="P1">- <text:span text:style-name="T5">replicas </text:span><text:s text:c="4"/>&lt;integer&gt;</text:p>
      <text:p text:style-name="P1"><text:s text:c="5"/>Number of desired pods. This is a pointer to distinguish between explicit</text:p>
      <text:p text:style-name="P1"><text:s text:c="5"/>zero and not specified. Defaults to 1.</text:p>
      <text:p text:style-name="P1"/>
      <text:p text:style-name="P1">- <text:span text:style-name="T5">revisionHistoryLimit</text:span> &lt;integer&gt;</text:p>
      <text:p text:style-name="P1"><text:s text:c="5"/>The number of old ReplicaSets to retain to allow rollback. This is a</text:p>
      <text:p text:style-name="P1"><text:s text:c="5"/>pointer to distinguish between explicit zero and not specified. Defaults to</text:p>
      <text:p text:style-name="P1"><text:s text:c="5"/>10.</text:p>
      <text:p text:style-name="P1">- <text:span text:style-name="T5">selector</text:span> <text:s text:c="4"/>&lt;Object&gt; -required-</text:p>
      <text:p text:style-name="P1"><text:s text:c="5"/>Label selector for pods. Existing ReplicaSets whose pods are selected by</text:p>
      <text:p text:style-name="P1"><text:s text:c="5"/>this will be the ones affected by this deployment. It must match the pod</text:p>
      <text:p text:style-name="P1"><text:s text:c="5"/>template's labels.</text:p>
      <text:list xml:id="list2531389972" text:style-name="L2">
        <text:list-item>
          <text:p text:style-name="P2"><text:span text:style-name="T3">matchExpressions</text:span><text:span text:style-name="T1"> <text:s text:c="4"/>&lt;[]Object&gt;</text:span></text:p>
        </text:list-item>
      </text:list>
      <text:p text:style-name="P1"><text:s text:c="5"/>matchExpressions is a list of label selector requirements. The requirements</text:p>
      <text:p text:style-name="P1"><text:s text:c="5"/>are ANDed.</text:p>
      <text:p text:style-name="P1"/>
      <text:list xml:id="list1008055255" text:style-name="L4">
        <text:list-item>
          <text:p text:style-name="P3"><text:span text:style-name="T3">matchLabels</text:span><text:span text:style-name="T1"> <text:s/>&lt;map[string]string&gt;</text:span></text:p>
        </text:list-item>
      </text:list>
      <text:p text:style-name="P1"><text:s text:c="5"/>matchLabels is a map of {key,value} pairs. A single {key,value} in the</text:p>
      <text:p text:style-name="P1"><text:s text:c="5"/>matchLabels map is equivalent to an element of matchExpressions, whose key</text:p>
      <text:p text:style-name="P1"><text:s text:c="5"/>field is "key", the operator is "In", and the values array contains only</text:p>
      <text:p text:style-name="P1"><text:s text:c="5"/>"value". The requirements are ANDed.</text:p>
      <text:p text:style-name="P1"/>
      <text:p text:style-name="P1">- <text:s/><text:span text:style-name="T5">strategy</text:span> <text:s text:c="4"/>&lt;Object&gt;</text:p>
      <text:p text:style-name="P1"><text:s text:c="5"/>The deployment strategy to use to replace existing pods with new ones.</text:p>
      <text:list xml:id="list2035678430" text:style-name="L6">
        <text:list-item>
          <text:p text:style-name="P4"><text:span text:style-name="T3">rollingUpdate </text:span><text:span text:style-name="T1"><text:s text:c="7"/>&lt;Object&gt;</text:span></text:p>
        </text:list-item>
      </text:list>
      <text:p text:style-name="P1"><text:s text:c="5"/>Rolling update config params. Present only if DeploymentStrategyType =</text:p>
      <text:p text:style-name="P1"><text:s text:c="5"/>RollingUpdate.</text:p>
      <text:p text:style-name="P1"/>
      <text:list xml:id="list661621283" text:style-name="L8">
        <text:list-item>
          <text:p text:style-name="P5"><text:span text:style-name="T3">type </text:span><text:span text:style-name="T1">&lt;string&gt;</text:span></text:p>
        </text:list-item>
      </text:list>
      <text:p text:style-name="P1"><text:s text:c="5"/>Type of deployment. Can be "Recreate" or "RollingUpdate". Default is</text:p>
      <text:p text:style-name="P1"><text:s text:c="5"/>RollingUpdate.</text:p>
      <text:p text:style-name="P1">- <text:span text:style-name="T5">template</text:span> <text:s text:c="4"/>&lt;Object&gt; -required-</text:p>
      <text:p text:style-name="P1"><text:s text:c="5"/>Template describes the pods that will be created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4T13:15:31.619095445</meta:creation-date>
    <dc:date>2022-05-04T13:23:21.008872836</dc:date>
    <meta:editing-duration>PT7M50S</meta:editing-duration>
    <meta:editing-cycles>1</meta:editing-cycles>
    <meta:document-statistic meta:table-count="0" meta:image-count="0" meta:object-count="0" meta:page-count="1" meta:paragraph-count="42" meta:word-count="307" meta:character-count="2161" meta:non-whitespace-character-count="1710"/>
    <meta:generator>LibreOffice/7.3.2.2$Linux_X86_64 LibreOffice_project/30$Build-2</meta:generator>
  </office:meta>
</office:document-meta>
</file>